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Text_20_body"><text:tab/>Multiple Sequence Alignment(MSA) is a common problem in bioinformatics[2], it involves lining up sequences which represent <text:s/>genes or proteins. Properly aligned sequences allow the similarities and differences of sequences to be seen[3]. They can show characteristic motifs[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which may be functionality related[15]. Another use is the re-construction of Phylogenetic Trees[17] which is a diagram showing the evolutionary relationships between organisms[15]. All that information using the idea of homology can help to provide information about the functionality of genes and proteins in newly sequenced organisms[1].</text:p>
      <text:p text:style-name="Text_20_body"><text:tab/>Multiple sequence alignments have a very large search space, there is a very large number of possible ways one could arrange[19] the sequences until the mathematically best alignment is found. This would take a very long time[18] and because of the large amount of computational resources required it is not desirable[4]. Many heuristics have been developed which sacrifice finding the optimal alignment[18] for finding a good alignment quickly[4]. In this paper I will examine and implement the use of a genetic algorithm to solve this problem.</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ext:p>
      <text:p text:style-name="Text_20_body"><text:tab/>Genetic algorithms work by imitating the evolutionary process of mutation and crossover. A population of candidate solutions is randomly generated over the course of many generations. The fittest solutions present in each generation are used during crossover to create the next generation[20] and mutations may be applied in a random manner to some of the candidate solutions.</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he genotype, representing the candidate solutions in this case is a string representing each sequence[2] and all sequences are printed on a line <text:soft-page-break/>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text:soft-page-break/>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tournament each generation is used to select which candidate solutions are kept as is and which are mutated and used in crossover. Elitism is used so the top 40% [2] of the solutions are kept and used in the next generation but these solutions can still be used for crossover and the child solutions generated from these can also be in the next generation. </text:p>
      <text:p text:style-name="Text_20_body"><text:tab/>To decide which individuals are used in mating binary tournament selection is used where two individuals are chosen at random and the fittest one is add to the mating pool [8].</text:p>
      <text:h text:style-name="Heading_20_2" text:outline-level="2">Multi-objective Optimisation</text:h>
      <text:p text:style-name="Text_20_body"><text:tab/>In this application there are two parameters which we want to maximize. The sum-of-pairs and the identity score of an alignment. As we want to maximize both of these values and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soft-page-break/><text:tab/>It is preferable to keep as much diversity as possible in the <text:s/>in the population. We want to keep a diversity set of non-dominated solutions in the population [8]. Measures will be taken to prevent the pareto front from converging to a set of very similar solutions and to keep the population spread along the pareto front. </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p text:style-name="Text_20_body"><text:tab/>The genetic algorithm first generates a number of alignments then crossover and mutations are preformed on the population. Every generation the top 40% of individuals are kept and a tournament is preformed on the remaining 60% to choose which to keep. Multi-objective optimisation is used to get a Pareto front[8].</text:p>
      <text:p text:style-name="Text_20_body"><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h text:style-name="Heading_20_2" text:outline-level="2">Other Methods</text:h>
      <text:p text:style-name="Text_20_body"/>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text:soft-page-break/>which implement this method are CLUSTAL W[10] and MULTAL[11]. The disadvantage of progressive algorithms is they can get stuck at a 'local minimum' because of the greedy nature of aligning the most similar sequences first, then being unable to change them[12] prevent newly added sequences being properly aligned[9]. Iterative methods start with a complete alignment and try to improve it each iteration[9]. Statistical methods such as hidden Markov models have also been introduced to improve alignments during the iterations[13]. Algorithms such as the popular T-COFFEE[14] use a progressive approach but creates a library of alignment information before the main alignment takes place this helps to guide the alignment and prevents the greedy nature of progressive algorithms interfering with the alignment.</text:p>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h text:style-name="Heading_20_2" text:outline-level="2"/>
      <text:h text:style-name="Heading_20_2" text:outline-level="2">Bioinformatic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1"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20T16:36:21</dc:date>
    <dc:creator>David Morrisroe</dc:creator>
    <meta:editing-duration>PT17H37M35S</meta:editing-duration>
    <meta:editing-cycles>15</meta:editing-cycles>
    <meta:generator>OpenOffice/4.0.1$Linux OpenOffice.org_project/401m5$Build-9714</meta:generator>
    <meta:document-statistic meta:table-count="0" meta:image-count="0" meta:object-count="0" meta:page-count="5" meta:paragraph-count="37" meta:word-count="1920" meta:character-count="11722"/>
  </office:meta>
</office:document-meta>
</file>